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lowSocket.SlowSocket( final int cps , String host , int port , InetAddress localAddress , int localPort , int time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lowSocket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owSocket.get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owSocket.SlowSocket( int cps , String host , int port , InetAddress localAddr , int localPor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lowSocket.SlowSocket( int cps , String host , int por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